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rmentable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SWAEN©WHEAT DRAK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Blé)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21/04/Swaen-Whaet-Dark.pdf</text:p>
          </table:table-cell>
          <table:table-cell office:value-type="string" calcext:value-type="string">
            <text:p>Usage:</text:p>
            <text:p>Wheat beer, light beers, alcohol-reduced</text:p>
            <text:p>and non-alcoholic beers, top fermented</text:p>
            <text:p>beers, Kölsch, Ale, Hefeweizen, Alt.</text:p>
            <text:p>Description:</text:p>
            <text:p>Richer in flavour than Swaen©Wheat</text:p>
            <text:p>Classic. You will have a flimsy, more</text:p>
            <text:p>sparkling beer with a typical ale aroma.</text:p>
            <text:p>Perfect to making wheat beers but also</text:p>
            <text:p>used in barley malt-based beers. Gives</text:p>
            <text:p>the beer fuller body and head stability.</text:p>
            <text:p>Cured at 100 to 110 °C. Dark wheat malt</text:p>
            <text:p>is used predominantly for dark wheat</text:p>
            <text:p>beers, alt beers, and dark low alcohol</text:p>
            <text:p>beers. Best pick for outstanding wheat &amp;</text:p>
            <text:p>other special beers.</text:p>
            <text:p>Results:</text:p>
            <text:p>Excellent wheat beers with aromas perfect for</text:p>
            <text:p>styles. Typical top-fermented aroma.</text:p>
            <text:p>Rate:</text:p>
            <text:p>Up to 6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SWAEN©SPE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string" calcext:value-type="string">
            <text:p>7.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Épeautr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20/12/Swaen-Spelt.pdf</text:p>
          </table:table-cell>
          <table:table-cell office:value-type="string" calcext:value-type="string">
            <text:p>Usage:</text:p>
            <text:p>Belgian saison, special beers, wheat beers.</text:p>
            <text:p>Description:</text:p>
            <text:p>Fine combination of typical spelt and malt</text:p>
            <text:p>aromas. Nice spicy notes with a touch of</text:p>
            <text:p>hazelnut.</text:p>
            <text:p>Results:</text:p>
            <text:p>Spicyness and mouthfeel.</text:p>
            <text:p>Rate:</text:p>
            <text:p>Up to 2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SWAEN©WHEAT CLASSIC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Blé)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20/12/Swaen-Wheat-Classic.pdf</text:p>
          </table:table-cell>
          <table:table-cell office:value-type="string" calcext:value-type="string">
            <text:p>Usage:</text:p>
            <text:p>Wheat beer, light beers, Wit, Weizen,</text:p>
            <text:p>alcohol-reduced and non-alcoholic beers,</text:p>
            <text:p>top fermented beers, Kölsch, Ale,</text:p>
            <text:p>Hefeweizen, Alt.</text:p>
            <text:p>Description:</text:p>
            <text:p>Imparts special taste of wheat beers. This</text:p>
            <text:p>wheat malt is essential in making wheat</text:p>
            <text:p>beers but is also used in barley malt-based</text:p>
            <text:p>beers (3–5%) thanks to its protein</text:p>
            <text:p>level that gives the beer a fuller mouthfeel</text:p>
            <text:p>and enhanced head stability.</text:p>
            <text:p>Very rapidly cured at 80°C to aviod</text:p>
            <text:p>increased colour formation. Produces</text:p>
            <text:p>smooth, sparkling beers which emphasise</text:p>
            <text:p>the typical top fermented beer and wheat</text:p>
            <text:p>aroma.</text:p>
            <text:p>Results:</text:p>
            <text:p>Excellent wheat beers with aromas,</text:p>
            <text:p>perfect for styles. Typical top-fermented</text:p>
            <text:p>aroma.</text:p>
            <text:p>Rate:</text:p>
            <text:p>Up to 6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SWAEN©DUTCH PALE ALE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ale Ale)</text:p>
          </table:table-cell>
          <table:table-cell office:value-type="string" calcext:value-type="string">
            <text:p>7.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20/07/Swaen-Dutch-Pale-Ale.pdf</text:p>
          </table:table-cell>
          <table:table-cell office:value-type="string" calcext:value-type="string">
            <text:p>Usage:</text:p>
            <text:p>Pale Ale styles and bitter beers, most</text:p>
            <text:p>traditional English beer styles, strong export</text:p>
            <text:p>beers</text:p>
            <text:p>Description:</text:p>
            <text:p>Swaen©Dutch Pale Ale is used to correct</text:p>
            <text:p>over-pale malts, to produce „golden” beer</text:p>
            <text:p>and to improve palate fullness. For this</text:p>
            <text:p>a steeping degree of 44 to 46% is used,</text:p>
            <text:p>the malt is normally modified and not</text:p>
            <text:p>overmodified, it is cured at 90-95°C and</text:p>
            <text:p>thereby a colour of 6 to 9 EBC is obtained.</text:p>
            <text:p>It’s not just a darker base malt but a unique</text:p>
            <text:p>part of your unique recipes.</text:p>
            <text:p>Swaen©Ale is in harmony with our specialty</text:p>
            <text:p>malts for your craft beers.</text:p>
            <text:p>Results:</text:p>
            <text:p>Produces excellent Lagers, Ales</text:p>
            <text:p>Rate:</text:p>
            <text:p>Up to 10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SWAEN©RYE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Sègl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Seigl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8/06/Swaen-Rye.pdf</text:p>
          </table:table-cell>
          <table:table-cell office:value-type="string" calcext:value-type="string">
            <text:p>Usage:</text:p>
            <text:p>Schwarzbier, dark beers, Stout, Porter, Ale,</text:p>
            <text:p>Bockbier, Altbier, all beer types for</text:p>
            <text:p>colouration</text:p>
            <text:p>Description:</text:p>
            <text:p>Swaen©Rye enhances the aroma of beers</text:p>
            <text:p>with typical rye flavour. Also used for</text:p>
            <text:p>giving better head retention.</text:p>
            <text:p>Results:</text:p>
            <text:p>Typical roasty aroma. Enhances deeper</text:p>
            <text:p>colour.</text:p>
            <text:p>Rate:</text:p>
            <text:p>Up to 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SWAEN©OA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string" calcext:value-type="string">
            <text:p>3.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voin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8/06/Swaen-Oat.pdf</text:p>
          </table:table-cell>
          <table:table-cell office:value-type="string" calcext:value-type="string">
            <text:p>Usage:</text:p>
            <text:p>Special beers, wheat beers,</text:p>
            <text:p>dark beers, stouts, porters, other robust</text:p>
            <text:p>British ales</text:p>
            <text:p>Description:</text:p>
            <text:p>Malted oats. Adds body, mouth feel and</text:p>
            <text:p>head retention to the beer. Creates chill</text:p>
            <text:p>haze in lighter beers, so is primarily used in</text:p>
            <text:p>dark ones.</text:p>
            <text:p>Results:</text:p>
            <text:p>Fuller body and mouthfeel.</text:p>
            <text:p>Rate:</text:p>
            <text:p>Up to 1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SWAEN©AMBER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7/01/Swaen-Amber.pdf</text:p>
          </table:table-cell>
          <table:table-cell office:value-type="string" calcext:value-type="string">
            <text:p>TYPICAL ANALYSIS</text:p>
            <text:p>Raw material: Barley</text:p>
            <text:p>Product: Kilned Malt</text:p>
            <text:p>EUROPE CODE: The Swaen©BM-K/40-60EBC</text:p>
            <text:p>USA CODE: The Swaen©BMK/15-23°L</text:p>
            <text:p>Swaen©Amber</text:p>
            <text:p>ITEM PACKAGING</text:p>
            <text:p>25kg bags, 50kg bags, bulk, bulk in liner bag in container.</text:p>
            <text:p>STORAGE AND SHELF LIFE</text:p>
            <text:p>Store in a temperate, low humidity, pest free environment at temperatures of &lt; 40 ºC. Improperly stored malts are prone</text:p>
            <text:p>to loss of freshness and flavour. Preground Malts best when used within 6 months from date of manufacture. Whole Kernel</text:p>
            <text:p>Roasted Malts may begin experiencing a slight flavour loss after 18 months.</text:p>
            <text:p>All our malts are manufactured in strict conformity with the internationally accepted requirements HACCP</text:p>
            <text:p>(Hazard Analysis of Critical Control Points). All our malts conform to EU and International regulations regarding the</text:p>
            <text:p>maximum allowable residues of pesticides, herbicides, fungicides, insecticides, as well as traces of mycotoxins and</text:p>
            <text:p>nitrosamines. All our malts are transported only by GMP-certified transporters.</text:p>
            <text:p>H o e k e n B o s c h 2 , N L 4 5 8 7 L C K l o o s t e r z a n d e T . + 3 1 1 1 4 6 8 1 9 3 0 i n f o @ t h e s w a e n . c o m w w w . t h e s w a e n . c o m</text:p>
            <text:p>P o s t b u s 3 2 , N L 4 5 8 7 Z G K l o o s t e r z a n d e</text:p>
            <text:p>Parameter Unit Min Max</text:p>
            <text:p>Moisture % 4.5</text:p>
            <text:p>Extract (dry basis) % 77</text:p>
            <text:p>Wort color EBC(Lov.) 40(15) 60(23)</text:p>
            <text:p>pH 5.5 5.8</text:p>
            <text:p>Usage:</text:p>
            <text:p>Pilsner, Lager, Ale, light beers, special</text:p>
            <text:p>beers, all other beers.</text:p>
            <text:p>Description:</text:p>
            <text:p>Obvious choice for colouring and malty</text:p>
            <text:p>flavours, for every type of beer. Allows the</text:p>
            <text:p>flavour of malts to come through especially</text:p>
            <text:p>biscuit hints. Also imparts bread scent and</text:p>
            <text:p>taste. Similar to Munich malt but with more</text:p>
            <text:p>intense aroma.</text:p>
            <text:p>Results:</text:p>
            <text:p>Strong, sweet malt flavour, golden hue</text:p>
            <text:p>produces excellent Pilsners, Lagers and</text:p>
            <text:p>Ales.</text:p>
            <text:p>Rate:</text:p>
            <text:p>Up to 2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SWAEN©MELANY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11/Swaen-Melany.pdf</text:p>
          </table:table-cell>
          <table:table-cell office:value-type="string" calcext:value-type="string">
            <text:p>Usage:</text:p>
            <text:p>Pilsner, Lager, Ale, light beers, special</text:p>
            <text:p>beers, all other beers.</text:p>
            <text:p>Description:</text:p>
            <text:p>Obvious choice for colouring and malty</text:p>
            <text:p>flavours for every type of beer. Allows the</text:p>
            <text:p>flavour of malts to come through, especially</text:p>
            <text:p>biscuit hints. Also imparts bread scent and</text:p>
            <text:p>taste. Similar to Munich malt but with more</text:p>
            <text:p>intense aroma.</text:p>
            <text:p>Results:</text:p>
            <text:p>Strong, sweet malt flavour, golden hue</text:p>
            <text:p>produces excellent Pilsner, Lager, Ale.</text:p>
            <text:p>Rate:</text:p>
            <text:p>Up to 2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SWAEN© VIENNA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10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8/Swaen-Vienna.pdf</text:p>
          </table:table-cell>
          <table:table-cell office:value-type="string" calcext:value-type="string">
            <text:p>Usage:</text:p>
            <text:p>Vienna beer styles, Pale Ale, blond Ale,</text:p>
            <text:p>Amber Lager, golden Ale, Märzen, Porter,</text:p>
            <text:p>export beers, all other beers.</text:p>
            <text:p>Description:</text:p>
            <text:p>Our Vienna malt is perfect to correct</text:p>
            <text:p>over-pale malts, to produce „golden” beer</text:p>
            <text:p>and to improve palate fullness. It has richer</text:p>
            <text:p>flavour of malt and grain than Pilsner malt,</text:p>
            <text:p>at the same time increasing the body and</text:p>
            <text:p>the fullness of the beer.</text:p>
            <text:p>Swaen©Vienna has sufficient enzymatic</text:p>
            <text:p>activity to be used with combination of</text:p>
            <text:p>large proportion of special malts. Also</text:p>
            <text:p>adds subtle aromas of toffee.</text:p>
            <text:p>Results:</text:p>
            <text:p>Smooth taste, golden colour, full body</text:p>
            <text:p>Rate:</text:p>
            <text:p>Up to 7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SWAEN©PILSNER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string" calcext:value-type="string">
            <text:p>3.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8/Swaen-Pilsner.pdf</text:p>
          </table:table-cell>
          <table:table-cell office:value-type="string" calcext:value-type="string">
            <text:p>Usage:</text:p>
            <text:p>Pilsner, Lager, Ale, Kölsch, light beers,</text:p>
            <text:p>export beers, special beers, all other beers.</text:p>
            <text:p>Description:</text:p>
            <text:p>Swaen©Pilsner is an obvious choice for</text:p>
            <text:p>base malt, for every type of beer. Strong,</text:p>
            <text:p>sweet malt flavour, and sufficient enzymatic</text:p>
            <text:p>power. Allows the flavour of specialty malts</text:p>
            <text:p>to come through. High quality raw material</text:p>
            <text:p>for your excellent beers.</text:p>
            <text:p>Results:</text:p>
            <text:p>Strong, sweet malt flavour, light golden</text:p>
            <text:p>hue, produces excellent Pilsners and</text:p>
            <text:p>Lagers.</text:p>
            <text:p>Rate:</text:p>
            <text:p>Up to 10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SWAEN©MUNICH DARK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Munich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8/Swaen-Munich-Dark.pdf</text:p>
          </table:table-cell>
          <table:table-cell office:value-type="string" calcext:value-type="string">
            <text:p>Usage:</text:p>
            <text:p>Amber coloured beers; Amber beer, Alt,</text:p>
            <text:p>dark Lagers, dark beers (dunkel), Märzen,</text:p>
            <text:p>Bockbier, Brown Ale, Dark Ale, Stout.</text:p>
            <text:p>Description:</text:p>
            <text:p>Swaen©Munich Dark imparts the basis</text:p>
            <text:p>of the dark beer character. When you’re</text:p>
            <text:p>looking for distinct malty flavour for strong</text:p>
            <text:p>colours &amp; body your malt is the</text:p>
            <text:p>Swaen©Munich Dark. Perfect for traditional</text:p>
            <text:p>darker beers. Even brings deeper colours</text:p>
            <text:p>than Munich Light.</text:p>
            <text:p>Processing barley with higher protein</text:p>
            <text:p>content. Intensive germination at temperatures</text:p>
            <text:p>of 18-20°C, higher degree of steeping</text:p>
            <text:p>of 45-48%. A moist-warm initial drying</text:p>
            <text:p>or withering. Curing temperature of 95</text:p>
            <text:p>to 105°C for 4-5 hrs. Provides the basis</text:p>
            <text:p>for the dark beer character, is used up to</text:p>
            <text:p>100% of the grist.</text:p>
            <text:p>Results:</text:p>
            <text:p>Enhanced dark beer body, head and</text:p>
            <text:p>aroma.</text:p>
            <text:p>Rate:</text:p>
            <text:p>Up to 5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SWAEN©MUNICH LIGH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13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8/Swaen-Munich-Light.pdf</text:p>
          </table:table-cell>
          <table:table-cell office:value-type="string" calcext:value-type="string">
            <text:p>Usage:</text:p>
            <text:p>Amber coloured beers, Alt, dark Lagers,</text:p>
            <text:p>dark beers (dunkel), Märzen, Bockbier,</text:p>
            <text:p>Brown Ale, dark Ale, Stout.</text:p>
            <text:p>Description:</text:p>
            <text:p>Processing barley with higher protein</text:p>
            <text:p>content. Intensive germination at</text:p>
            <text:p>temperature of 18°C, higher degree of</text:p>
            <text:p>steeping of 45-48%. A moist-warm initial</text:p>
            <text:p>drying or withering. Curing temperature</text:p>
            <text:p>of 95 to 105°C. Provides the basis for the</text:p>
            <text:p>dark beer character is used up to 100% of</text:p>
            <text:p>the grist.</text:p>
            <text:p>Swaen©Munich Light imparts the basis of</text:p>
            <text:p>the dark beer character. If you’re looking</text:p>
            <text:p>for distinct malty flavour for strong colours</text:p>
            <text:p>&amp; body your best choice is</text:p>
            <text:p>Swaen©Munich Light.</text:p>
            <text:p>Perfect for traditional dark beers.</text:p>
            <text:p>Results:</text:p>
            <text:p>Enhanced dark beer body, head and</text:p>
            <text:p>aroma.</text:p>
            <text:p>Rate:</text:p>
            <text:p>Up to 7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SWAEN©LAGER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string" calcext:value-type="string">
            <text:p>3.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8/Swaen-Lager.pdf</text:p>
          </table:table-cell>
          <table:table-cell office:value-type="string" calcext:value-type="string">
            <text:p>Usage:</text:p>
            <text:p>Pilsner, Lager, Ale, Kölsch, light beers,</text:p>
            <text:p>export beers, special beers, all other beers.</text:p>
            <text:p>Description:</text:p>
            <text:p>The lightest in colour. Swaen©Lager can</text:p>
            <text:p>be easily mashed with a single-temperature</text:p>
            <text:p>infusion. Has a strong, sweet malt flavour</text:p>
            <text:p>and perfect nature to be used as base malt.</text:p>
            <text:p>Brings sweet malt flavour &amp; enzymatic</text:p>
            <text:p>power.</text:p>
            <text:p>Results:</text:p>
            <text:p>Strong, sweet malt flavour, light golden</text:p>
            <text:p>hue, produces excellent Pilsner and Lager.</text:p>
            <text:p>Rate:</text:p>
            <text:p>Up to 10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SWAEN©ALE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ale Ale)</text:p>
          </table:table-cell>
          <table:table-cell office:value-type="string" calcext:value-type="string">
            <text:p>7.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8/Swaen-Ale.pdf</text:p>
          </table:table-cell>
          <table:table-cell office:value-type="string" calcext:value-type="string">
            <text:p>Usage:</text:p>
            <text:p>Pale Ale styles and bitter beers, most</text:p>
            <text:p>traditional English beer styles, strong export</text:p>
            <text:p>beers.</text:p>
            <text:p>Description:</text:p>
            <text:p>Swaen©Ale is used to correct over-pale</text:p>
            <text:p>malts, to produce „golden” beer and to</text:p>
            <text:p>improve palate fullness. For this a steeping</text:p>
            <text:p>degree of 44 to 46% is used, the malt is</text:p>
            <text:p>normally modified and not overmodified, it</text:p>
            <text:p>is cured at 90-95°C and thereby a colour</text:p>
            <text:p>of 6 to 9 EBC is obtained.</text:p>
            <text:p>It’s not just a darker base malt but a unique</text:p>
            <text:p>part of your unique recipes.</text:p>
            <text:p>Swaen©Ale is in harmony with our specialty</text:p>
            <text:p>malts for your craft beers.</text:p>
            <text:p>Results:</text:p>
            <text:p>Produces excellent Lagers, Ales</text:p>
            <text:p>Rate:</text:p>
            <text:p>Up to 10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REENSWAEN©GOLD CLASSIC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07/01/GreenSwaen%C2%A9Gold-Classic.pdf</text:p>
          </table:table-cell>
          <table:table-cell office:value-type="string" calcext:value-type="string">
            <text:p>Usage:</text:p>
            <text:p>Pilsner, light beers, alcohol reduced beers,</text:p>
            <text:p>Bockbier, export beer, special beers, dark</text:p>
            <text:p>beers.</text:p>
            <text:p>Description:</text:p>
            <text:p>GreenSwaen©Gold Classic is a type of cara-</text:p>
            <text:p>mel malt. Intensifies the beer’s body and</text:p>
            <text:p>its smoothness, promotes head formation</text:p>
            <text:p>and retention. Creates soft toffee notes in</text:p>
            <text:p>the beer aroma. By the special production</text:p>
            <text:p>procedure GreenSwaen©Gold Classic has</text:p>
            <text:p>a reddish shine and a typical aroma which</text:p>
            <text:p>serves to intensify and stabilise the flavour.</text:p>
            <text:p>GreenSwaen©Gold Classic is used in dark</text:p>
            <text:p>festival beers and nutrient beers. Brings a</text:p>
            <text:p>darker golden hue to your beers between</text:p>
            <text:p>GreenSwaen©Munich Light and</text:p>
            <text:p>GreenSwaen©Munich Dark.</text:p>
            <text:p>Results:</text:p>
            <text:p>Intense caramel &amp; malt aroma, full round</text:p>
            <text:p>flavour, notes of biscuit.</text:p>
            <text:p>Rate:</text:p>
            <text:p>5-10% for dark beers, 1-5% for light beers,</text:p>
            <text:p>Pale ale. Up to 2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REENSWAEN©GOLD RED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7/01/GreenSwaen%C2%A9Gold-Red.pdf</text:p>
          </table:table-cell>
          <table:table-cell office:value-type="string" calcext:value-type="string">
            <text:p>Usage:</text:p>
            <text:p>Pilsner, light beers, alcohol reduced beers,</text:p>
            <text:p>Bockbier, export beers, special beers, dark</text:p>
            <text:p>beers.</text:p>
            <text:p>Description:</text:p>
            <text:p>GreenSwaen©Gold Red is used for up to</text:p>
            <text:p>25% of the grist, particularly in the produc-</text:p>
            <text:p>tion of Ale, red Lager, Altbier or Lager.</text:p>
            <text:p>Has reddish shine and typical aroma which</text:p>
            <text:p>serves to intensify and stabilise the flavour.</text:p>
            <text:p>Results:</text:p>
            <text:p>Improved malt aroma, red colour, fuller</text:p>
            <text:p>body, notes of biscuit &amp; honey.</text:p>
            <text:p>Rate:</text:p>
            <text:p>Up to 3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REENSWAEN©GOLD HELL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7/01/GreenSwaen%C2%A9Gold-Hell.pdf</text:p>
          </table:table-cell>
          <table:table-cell office:value-type="string" calcext:value-type="string">
            <text:p>Usage:</text:p>
            <text:p>Pilsner, light beers, alcohol reduced beers,</text:p>
            <text:p>Bockbier, export beers, special beers, dark</text:p>
            <text:p>beers.</text:p>
            <text:p>Description:</text:p>
            <text:p>GreenSwaen©Gold Hell gives a slight</text:p>
            <text:p>caramel-sweet aroma and golden colour</text:p>
            <text:p>to your beer. Remarkable mouthfeel, head,</text:p>
            <text:p>head retention, and extended beer stability.</text:p>
            <text:p>Results:</text:p>
            <text:p>Caramel notes, better head retention,</text:p>
            <text:p>improved aroma, fuller body, deep intense</text:p>
            <text:p>colour.</text:p>
            <text:p>Rate:</text:p>
            <text:p>Up to 5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REENSWAEN©BLACK EXTRA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Orge rôtie</text:p>
          </table:table-cell>
          <table:table-cell office:value-type="float" office:value="1325" calcext:value-type="float">
            <text:p>132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7/01/GreenSwaen%C2%A9Black-Extra.pdf</text:p>
          </table:table-cell>
          <table:table-cell office:value-type="string" calcext:value-type="string">
            <text:p>Usage:</text:p>
            <text:p>Schwarzbier, dark beers, Stout, Porter, Ale</text:p>
            <text:p>beer, Bockbier, Altbier, all beer types for</text:p>
            <text:p>colouring.</text:p>
            <text:p>Description:</text:p>
            <text:p>GreenSwaen©Black Extra is our darkest</text:p>
            <text:p>roasted malt. Brings special character for</text:p>
            <text:p>your beer. Enhances the aroma of beers</text:p>
            <text:p>by producing a more determinative flavour</text:p>
            <text:p>than other coloured malts. Imparts a slight</text:p>
            <text:p>burnt or smoky flavour.</text:p>
            <text:p>You just found the black diamond!</text:p>
            <text:p>Results:</text:p>
            <text:p>Adds aroma, colour and body, with a mild</text:p>
            <text:p>smooth flavour.</text:p>
            <text:p>Rate:</text:p>
            <text:p>Up to 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REENSWAEN©WHITE CLASSIC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Blé)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07/09/GreenSwaen%C2%A9White-Classic.pdf</text:p>
          </table:table-cell>
          <table:table-cell office:value-type="string" calcext:value-type="string">
            <text:p>Usage:</text:p>
            <text:p>Wheat beer, light beers, Wit, Weizen,</text:p>
            <text:p>alcohol-reduced and non-alcoholic beers,</text:p>
            <text:p>top fermented beers, Kölsch, Ale,</text:p>
            <text:p>Hefeweizen, Alt.</text:p>
            <text:p>Description:</text:p>
            <text:p>Imparts special taste of wheat beers. This</text:p>
            <text:p>wheat malt is essential in making wheat</text:p>
            <text:p>beers but is also used in barley malt-based</text:p>
            <text:p>beers (3–5%) thanks to its protein level that</text:p>
            <text:p>gives the beer a fuller mouthfeel and</text:p>
            <text:p>enhanced head stability.</text:p>
            <text:p>Very rapidly cured at 80°C to aviod</text:p>
            <text:p>increased colour formation. Produces</text:p>
            <text:p>smooth, sparkling beers which emphasise</text:p>
            <text:p>the typical top fermented beer and wheat</text:p>
            <text:p>aroma.</text:p>
            <text:p>Results:</text:p>
            <text:p>Excellent wheat beers with aromas, perfect</text:p>
            <text:p>for styles. Typical top-fermented aroma.</text:p>
            <text:p>Rate:</text:p>
            <text:p>Up to 7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REENSWAEN©VIENNA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10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9/GreenSwaen%C2%A9Vienna.pdf</text:p>
          </table:table-cell>
          <table:table-cell office:value-type="string" calcext:value-type="string">
            <text:p>Usage:</text:p>
            <text:p>Vienna beer styles, Pale Ale, blond Ale,</text:p>
            <text:p>Amber Lager, golden Ale, Märzen, Porter,</text:p>
            <text:p>export beers, all other beers</text:p>
            <text:p>Description:</text:p>
            <text:p>Our Vienna malt is perfect to correct</text:p>
            <text:p>over-pale malts, to produce „golden” beer</text:p>
            <text:p>and to improve palate fullness. It has richer</text:p>
            <text:p>flavour of malt and grain than Pilsner malt,</text:p>
            <text:p>at the same time increasing the body and</text:p>
            <text:p>the fullness of the beer.</text:p>
            <text:p>GreenSwaen©Vienna has sufficient enzymat-</text:p>
            <text:p>ic activity to be used with combination</text:p>
            <text:p>of large proportion of special malts. Also</text:p>
            <text:p>adds subtle aromas of toffee</text:p>
            <text:p>Results:</text:p>
            <text:p>Smooth taste, golden colour, full body.</text:p>
            <text:p>Rate:</text:p>
            <text:p>Up to 7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REENSWAEN©PILSNER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string" calcext:value-type="string">
            <text:p>3.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9/GreenSwaen%C2%A9Pilsner.pdf</text:p>
          </table:table-cell>
          <table:table-cell office:value-type="string" calcext:value-type="string">
            <text:p>Usage:</text:p>
            <text:p>Pilsner, Lager, Ale, Kölsch, light beers,</text:p>
            <text:p>export beers, special beers, all other beers.</text:p>
            <text:p>Description:</text:p>
            <text:p>GreenSwaen©Pilsner is an obvious choice for</text:p>
            <text:p>base malt, for every type of beer.</text:p>
            <text:p>Strong, sweet malt flavour, and sufficient</text:p>
            <text:p>enzymatic power. Allows the flavour of</text:p>
            <text:p>specialty malts to come through. High quality</text:p>
            <text:p>raw material for your excellent beers.</text:p>
            <text:p>Results:</text:p>
            <text:p>Strong, sweet malt flavour, light golden</text:p>
            <text:p>hue, produces excellent Pilsners and</text:p>
            <text:p>Lagers.</text:p>
            <text:p>Rate:</text:p>
            <text:p>Up to 10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REENSWAEN©ALE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ale Ale)</text:p>
          </table:table-cell>
          <table:table-cell office:value-type="string" calcext:value-type="string">
            <text:p>7.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9/GreenSwaen%C2%A9Ale.pdf</text:p>
          </table:table-cell>
          <table:table-cell office:value-type="string" calcext:value-type="string">
            <text:p>Usage:</text:p>
            <text:p>Pale Ale styles and bitter beers, most</text:p>
            <text:p>traditional English beer styles, strong export</text:p>
            <text:p>beers.</text:p>
            <text:p>Description:</text:p>
            <text:p>GreenSwaen©Ale is used to correct</text:p>
            <text:p>over-pale malts, to produce „golden” beer</text:p>
            <text:p>and to improve palate fullness. For this a</text:p>
            <text:p>steeping degree of 44 to 46% is used, the</text:p>
            <text:p>malt is normally modified and not</text:p>
            <text:p>overmodified, it is cured at 90-95°C and</text:p>
            <text:p>thereby a colour of 6 to 9 EBC is obtained.</text:p>
            <text:p>It’s not just a darker base malt but a unique</text:p>
            <text:p>part of your unique recipes.</text:p>
            <text:p>GreenSwaen©Ale is in harmony with our</text:p>
            <text:p>specialty malts for your craft beers.</text:p>
            <text:p>Results:</text:p>
            <text:p>Produces excellent Lagers, Ales.</text:p>
            <text:p>Rate:</text:p>
            <text:p>Up to 10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OLDSWAEN©OA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oin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21/04/GoldSwaen%C2%A9Oat.pdf</text:p>
          </table:table-cell>
          <table:table-cell office:value-type="string" calcext:value-type="string">
            <text:p>Usage:</text:p>
            <text:p>Special beers, wheat beers, dark ales,</text:p>
            <text:p>dark beers, stouts, porters, other robust</text:p>
            <text:p>British ales.</text:p>
            <text:p>Description:</text:p>
            <text:p>Malted oats. Adds body, mouth feel,</text:p>
            <text:p>specific taste and head retention to the</text:p>
            <text:p>beer. Lower extract and crystallisation</text:p>
            <text:p>degree compared to other caramel</text:p>
            <text:p>types. Creates chill haze in lighter</text:p>
            <text:p>beers, so is primarily used in dark ones.</text:p>
            <text:p>Results:</text:p>
            <text:p>Fuller body and mouthfeel.</text:p>
            <text:p>Rate:</text:p>
            <text:p>Up to 5-1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OLDSWAEN©SPE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Épeautr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21/04/GoldSwaen%C2%A9Spelt.pdf</text:p>
          </table:table-cell>
          <table:table-cell office:value-type="string" calcext:value-type="string">
            <text:p>Usage:</text:p>
            <text:p>Special beers, wheat beers. Ales, heavy</text:p>
            <text:p>dark beers.</text:p>
            <text:p>Description:</text:p>
            <text:p>Fine combination of typical spelt and</text:p>
            <text:p>malt aromas. Can replace wheat malt</text:p>
            <text:p>to certain extend. Because of the high</text:p>
            <text:p>protein content the malt has a higher</text:p>
            <text:p>colour formed at lower roasting</text:p>
            <text:p>temperatures. This will benefit the</text:p>
            <text:p>production of beer compared to other</text:p>
            <text:p>caramels. Nice spicy notes with a touch</text:p>
            <text:p>of caramelised hazelnut.</text:p>
            <text:p>Results:</text:p>
            <text:p>Spicy caramel taste.</text:p>
            <text:p>Rate:</text:p>
            <text:p>Up to 10-2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OLDSWAEN©RYE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Seigl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21/04/GoldSwaen%C2%A9Rye.pdf</text:p>
          </table:table-cell>
          <table:table-cell office:value-type="string" calcext:value-type="string">
            <text:p>Usage:</text:p>
            <text:p>Special beers, wheat beers, ales,</text:p>
            <text:p>dark beers, IPA’s, stouts, porters, other</text:p>
            <text:p>robust ales and special IPA’s.</text:p>
            <text:p>Description:</text:p>
            <text:p>Malted and caramelised rye. Adds</text:p>
            <text:p>body, mouth feel, specific taste and</text:p>
            <text:p>head retention to the beer. Can be</text:p>
            <text:p>used in small quantities to correct and</text:p>
            <text:p>improve freshness after taste. Can</text:p>
            <text:p>affect wort by higher viscosity.</text:p>
            <text:p>Results:</text:p>
            <text:p>Fuller body and mouthfeel.</text:p>
            <text:p>Rate:</text:p>
            <text:p>Up to 5-1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OLDSWAEN©BROWN LIGH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8/04/GoldSwaen%C2%A9Brown-Light.pdf</text:p>
          </table:table-cell>
          <table:table-cell office:value-type="string" calcext:value-type="string">
            <text:p>Usage:</text:p>
            <text:p>Pilsner, light beers, alcohol reduced beers,</text:p>
            <text:p>Bockbier, export beers, special beers, dark</text:p>
            <text:p>beers.</text:p>
            <text:p>Description:</text:p>
            <text:p>GoldSwaen©Brown Light intensifies the</text:p>
            <text:p>beer’s body and its smoothness, promotes</text:p>
            <text:p>head formation and retention. Caramel</text:p>
            <text:p>malts are produced in several colour</text:p>
            <text:p>stages.They make a considerable</text:p>
            <text:p>contribution to the palate fullness and body,</text:p>
            <text:p>intensification of the malt aroma, the full</text:p>
            <text:p>taste and colour and better head retention.</text:p>
            <text:p>By the special production procedure</text:p>
            <text:p>GoldSwaen©Brown Light has a lighter</text:p>
            <text:p>colour than GoldSwaen©Brown but a</text:p>
            <text:p>similar bronze shine and the typical aroma</text:p>
            <text:p>which serves to a intensify and</text:p>
            <text:p>stabilise the flavour</text:p>
            <text:p>Results:</text:p>
            <text:p>Intense caramel &amp; biscuit aroma, round</text:p>
            <text:p>body and colour. Improved head retention.</text:p>
            <text:p>Rate:</text:p>
            <text:p>Up to 2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OLDSWAEN©WHEAT LIGH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8/03/GoldSwaen%C2%A9Wheat-Light.pdf</text:p>
          </table:table-cell>
          <table:table-cell office:value-type="string" calcext:value-type="string">
            <text:p>Usage:</text:p>
            <text:p>Schwarzbier, dark beers, Stout, Porter, Ale,</text:p>
            <text:p>Bockbier, Altbier, dark wheat beers, all</text:p>
            <text:p>beer types for colouration.</text:p>
            <text:p>Description:</text:p>
            <text:p>GoldSwaen©Wheat light brings intensified</text:p>
            <text:p>caramel aroma, notes of bread, caramel</text:p>
            <text:p>and toffee. Also gives fuller body.</text:p>
            <text:p>Results:</text:p>
            <text:p>Emphasized typical wheat aroma,</text:p>
            <text:p>enhanced colour. Mild notes of almond,</text:p>
            <text:p>biscuits and bread. Promoted fullness.</text:p>
            <text:p>Rate:</text:p>
            <text:p>Up to 1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OLDSWAEN©WHEAT DARK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175" calcext:value-type="float">
            <text:p>1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8/03/GoldSwaen%C2%A9Wheat-Dark.pdf</text:p>
          </table:table-cell>
          <table:table-cell office:value-type="string" calcext:value-type="string">
            <text:p>Usage:</text:p>
            <text:p>Schwarzbier, dark beers, Stout, Porter, Ale,</text:p>
            <text:p>Bockbier, Altbier, dark wheat beers, all</text:p>
            <text:p>beer types for colouration.</text:p>
            <text:p>Description:</text:p>
            <text:p>GoldSwaen©Wheat dark brings intensified</text:p>
            <text:p>caramel aroma, notes of bread, caramel</text:p>
            <text:p>and toffee. Also gives fuller body.</text:p>
            <text:p>Results:</text:p>
            <text:p>Emphasized typical wheat aroma,</text:p>
            <text:p>enhanced colour. Mild notes of almond,</text:p>
            <text:p>biscuits and bread. Promoted fullness.</text:p>
            <text:p>Rate:</text:p>
            <text:p>Up to 1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OLDSWAEN©BROWN SUPREME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300" calcext:value-type="float">
            <text:p>3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7/01/GoldSwaen%C2%A9Brown-Supreme.pdf</text:p>
          </table:table-cell>
          <table:table-cell office:value-type="string" calcext:value-type="string">
            <text:p>Usage:</text:p>
            <text:p>Pilsner, light beers, alcohol reduced beers,</text:p>
            <text:p>Bockbier, export beers, special beers, dark</text:p>
            <text:p>beers.</text:p>
            <text:p>Description:</text:p>
            <text:p>GoldSwaen©Brown Supreme intensifies the</text:p>
            <text:p>beer’s body and its smoothness, promotes</text:p>
            <text:p>head formation and retention. Caramel</text:p>
            <text:p>malts are produced in several colour stages.</text:p>
            <text:p>They make a considerable contribution</text:p>
            <text:p>to the palate fullness and body, intensification</text:p>
            <text:p>of the malt aroma, the full taste and</text:p>
            <text:p>colour and better head retention. By the</text:p>
            <text:p>special production procedure</text:p>
            <text:p>GoldSwaen©Brown Supreme has a dark</text:p>
            <text:p>bronze shine and a typical aroma which</text:p>
            <text:p>serves to intensify and stabilise the flavour.</text:p>
            <text:p>Results:</text:p>
            <text:p>Intense caramel &amp; biscuit aroma, round</text:p>
            <text:p>body and colour. Improved head retention.</text:p>
            <text:p>Rate:</text:p>
            <text:p>Up to 5-4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OLDSWAEN©CLASSIC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07/01/GoldSwaen%C2%A9Classic.pdf</text:p>
          </table:table-cell>
          <table:table-cell office:value-type="string" calcext:value-type="string">
            <text:p>Usage:</text:p>
            <text:p>Pilsner, light beers, alcohol reduced beers,</text:p>
            <text:p>Bockbier, export beer, special beers, dark</text:p>
            <text:p>beers.</text:p>
            <text:p>Description:</text:p>
            <text:p>GoldSwaen©Classic is a type of caramel</text:p>
            <text:p>malt. Intensifies the beer’s body and its</text:p>
            <text:p>smoothness, promotes head formation and</text:p>
            <text:p>retention. Creates soft toffee notes in the</text:p>
            <text:p>beer aroma. By the special production proce-</text:p>
            <text:p>dure GoldSwaen©Classic has a reddish</text:p>
            <text:p>shine and a typical aroma which serves to</text:p>
            <text:p>intensify and stabilise the flavour.</text:p>
            <text:p>GoldSwaen©Classic is used in dark festival</text:p>
            <text:p>beers and nutrient beers. Brings a darker</text:p>
            <text:p>golden hue to your beers between</text:p>
            <text:p>GoldSwaen©Munich Light and</text:p>
            <text:p>GoldSwaen©Munich Dark.</text:p>
            <text:p>Results:</text:p>
            <text:p>Intense caramel &amp; malt aroma, full round</text:p>
            <text:p>flavour, notes of biscuit.</text:p>
            <text:p>Rate:</text:p>
            <text:p>5-10% for dark beers, 1-5% for light beer,</text:p>
            <text:p>Pale ale. Up to 2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OLDSWAEN©RED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9/GoldSwaen%C2%A9Red.pdf</text:p>
          </table:table-cell>
          <table:table-cell office:value-type="string" calcext:value-type="string">
            <text:p>Usage:</text:p>
            <text:p>Pilsner, light beers, alcohol reduced beers,</text:p>
            <text:p>Bockbier, export beers, special beers, dark</text:p>
            <text:p>beers.</text:p>
            <text:p>Description:</text:p>
            <text:p>GoldSwaen©Red is used for up to 25% of</text:p>
            <text:p>the grist, particularly in the production of</text:p>
            <text:p>Ale, red Lager, Altbier or Lager. Has reddish</text:p>
            <text:p>shine and typical aroma which serves</text:p>
            <text:p>to intensify and stabilise the flavour.</text:p>
            <text:p>Results:</text:p>
            <text:p>Improved malt aroma, red colour, fuller</text:p>
            <text:p>body, notes of biscuit &amp; honey.</text:p>
            <text:p>Rate:</text:p>
            <text:p>Up to 3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OLDSWAEN©MUNICH DARK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Munich</text:p>
          </table:table-cell>
          <table:table-cell office:value-type="float" office:value="145" calcext:value-type="float">
            <text:p>14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20/12/GoldSwaen%C2%A9Munich-Dark.pdf</text:p>
          </table:table-cell>
          <table:table-cell office:value-type="string" calcext:value-type="string">
            <text:p>Usage:</text:p>
            <text:p>Pilsner, light beers, alcohol reduced beers,</text:p>
            <text:p>Bockbier, export beers, special beers, dark</text:p>
            <text:p>beers.</text:p>
            <text:p>Description:</text:p>
            <text:p>GoldSwaen©Munich Dark by the special</text:p>
            <text:p>production procedure has a reddish shine</text:p>
            <text:p>and a typical aroma which serves to</text:p>
            <text:p>intensify and stabilise the flavour.</text:p>
            <text:p>GoldSwaen©Munich Dark used in dark</text:p>
            <text:p>festival beers and nutrient beers. Also</text:p>
            <text:p>brings the tipical hint of Munich malt, which</text:p>
            <text:p>is distinct malty flavour and strong colour.</text:p>
            <text:p>Intensifies the beer’s body and its</text:p>
            <text:p>smoothness. Caramel malts are produced</text:p>
            <text:p>in several colour stages. They make a</text:p>
            <text:p>considerable contribution to the palate</text:p>
            <text:p>fullness and body, intensification of the malt</text:p>
            <text:p>aroma, the full taste and colour and better</text:p>
            <text:p>head retention.</text:p>
            <text:p>Results:</text:p>
            <text:p>Intense caramel &amp; malt aroma, full round</text:p>
            <text:p>flavour, notes of biscuit.</text:p>
            <text:p>Rate:</text:p>
            <text:p>5-10% for dark beers, 1-5% for light beers,</text:p>
            <text:p>Pale Ale. Up to 2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OLDSWAEN©MUNICH LIGH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Munich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20/12/GoldSwaen%C2%A9Munich-Light.pdf</text:p>
          </table:table-cell>
          <table:table-cell office:value-type="string" calcext:value-type="string">
            <text:p>Usage:</text:p>
            <text:p>Pilsner, light beers, alcohol reduced beers,</text:p>
            <text:p>Bockbier, export beers, special beers, dark</text:p>
            <text:p>beers.</text:p>
            <text:p>Description:</text:p>
            <text:p>GoldSwaen©Munich Light intensifies the</text:p>
            <text:p>beer’s body and its smoothness. Promotes</text:p>
            <text:p>head formation and retention. Caramel</text:p>
            <text:p>malts are produced in several colour stages.</text:p>
            <text:p>They make a considerable contribution</text:p>
            <text:p>to the palate fullness and body, intensification</text:p>
            <text:p>of the malt aroma, the full taste and</text:p>
            <text:p>colour and better head retention.</text:p>
            <text:p>Thanks to the special production procedure</text:p>
            <text:p>GoldSwaen©Munich Light has a reddish</text:p>
            <text:p>shine and a typical aroma which serves to</text:p>
            <text:p>intensify and stabilise the flavour. Used in</text:p>
            <text:p>dark festival beers and nutrient beers. If you</text:p>
            <text:p>want to find the „golden mean” between</text:p>
            <text:p>light gold and reddish hue, choose this</text:p>
            <text:p>one.</text:p>
            <text:p>Results:</text:p>
            <text:p>Intense caramel &amp; malt aroma, full round</text:p>
            <text:p>flavour, notes of biscuit.</text:p>
            <text:p>Rate:</text:p>
            <text:p>5-10 for dark beers, 1-5% for light beers,</text:p>
            <text:p>Pale Ale. Up to 25%.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OLDSWAEN©LIGH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9/GoldSwaen%C2%A9Light.pdf</text:p>
          </table:table-cell>
          <table:table-cell office:value-type="string" calcext:value-type="string">
            <text:p>Usage:</text:p>
            <text:p>Pilsner, light beers, alcohol reduced beers,</text:p>
            <text:p>Bockbier, export beers, special beers, dark</text:p>
            <text:p>beers.</text:p>
            <text:p>Description:</text:p>
            <text:p>GoldSwaen©Light is a type of caramel</text:p>
            <text:p>malt. Intensifies the beer’s body and its</text:p>
            <text:p>smoothness. Promotes head formation and</text:p>
            <text:p>retention. Creates soft toffee notes in the</text:p>
            <text:p>beer aroma. Caramel malts are produced</text:p>
            <text:p>in several colour stages. They make a consid-</text:p>
            <text:p>erable contribution to the palate fullness</text:p>
            <text:p>and body, intensification of the malt aroma,</text:p>
            <text:p>the full taste and colour and better head</text:p>
            <text:p>retention.</text:p>
            <text:p>GoldSwaen©Light enhances the colour</text:p>
            <text:p>slightly, brings sweetness and malty aroma</text:p>
            <text:p>to your beer.</text:p>
            <text:p>Results:</text:p>
            <text:p>Improved foam, head retention, fuller body.</text:p>
            <text:p>Rate:</text:p>
            <text:p>Up to 5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OLDSWAEN©HELL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9/GoldSwaen%C2%A9Hell.pdf</text:p>
          </table:table-cell>
          <table:table-cell office:value-type="string" calcext:value-type="string">
            <text:p>Usage:</text:p>
            <text:p>Pilsner, light beers, alcohol reduced beers,</text:p>
            <text:p>Bockbier, export beers, special beers, dark</text:p>
            <text:p>beers.</text:p>
            <text:p>Description:</text:p>
            <text:p>GoldSwaen©Hell gives a slight</text:p>
            <text:p>caramel-sweet aroma and golden colour</text:p>
            <text:p>to your beer. Remarkable mouthfeel, head,</text:p>
            <text:p>head retention, and extended beer stability.</text:p>
            <text:p>Results:</text:p>
            <text:p>Caramel notes, better head retention,</text:p>
            <text:p>improved aroma, fuller body, deep intense</text:p>
            <text:p>colour.</text:p>
            <text:p>Rate:</text:p>
            <text:p>Up to 5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OLDSWAEN©BROWN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220" calcext:value-type="float">
            <text:p>2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9/GoldSwaen%C2%A9Brown.pdf</text:p>
          </table:table-cell>
          <table:table-cell office:value-type="string" calcext:value-type="string">
            <text:p>Usage:</text:p>
            <text:p>Pilsner, light beers, alcohol reduced beers,</text:p>
            <text:p>Bockbier, export beers, special beers, dark</text:p>
            <text:p>beers.</text:p>
            <text:p>Description:</text:p>
            <text:p>GoldSwaen©Brown intensifies the beer’s</text:p>
            <text:p>body and its smoothness, promotes head</text:p>
            <text:p>formation and retention. Caramel malts</text:p>
            <text:p>are produced in several colour stages.They</text:p>
            <text:p>make a considerable contribution to the</text:p>
            <text:p>palate fullness and body, intensification of</text:p>
            <text:p>the malt aroma, the full taste and colour</text:p>
            <text:p>and better head retention. By the special</text:p>
            <text:p>production procedure GoldSwaen©Brown</text:p>
            <text:p>has a dark bronze shine and a typical aroma</text:p>
            <text:p>which serves to a intensify and stabilise</text:p>
            <text:p>the flavour.</text:p>
            <text:p>Results:</text:p>
            <text:p>Intense caramel &amp; biscuit aroma, round</text:p>
            <text:p>body and colour. Improved head retention.</text:p>
            <text:p>Rate:</text:p>
            <text:p>Up to 2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OLDSWAEN©BELGE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9/GoldSwaen%C2%A9Belge.pdf</text:p>
          </table:table-cell>
          <table:table-cell office:value-type="string" calcext:value-type="string">
            <text:p>Usage:</text:p>
            <text:p>Belgian speciality beers, Belgian blonde,</text:p>
            <text:p>Belgian brown, Belgian amber, Tripel,</text:p>
            <text:p>Dubbel.</text:p>
            <text:p>Description:</text:p>
            <text:p>GoldSwaen©Belge imparts</text:p>
            <text:p>honey-gold-coloured hue and restrained</text:p>
            <text:p>notes of caramel. Strengthen the typical</text:p>
            <text:p>flavour of belgian craft beers.</text:p>
            <text:p>Results:</text:p>
            <text:p>Caramel notes, better head retention,</text:p>
            <text:p>improved aroma, fuller body, deep instinct</text:p>
            <text:p>colour.</text:p>
            <text:p>Rate:</text:p>
            <text:p>Up to 2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OLDSWAEN©AROMA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400" calcext:value-type="float">
            <text:p>4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9/GoldSwaen%C2%A9Aroma-2.pdf</text:p>
          </table:table-cell>
          <table:table-cell office:value-type="string" calcext:value-type="string">
            <text:p>Usage:</text:p>
            <text:p>GoldSwaen©Aroma is used for up to 15%</text:p>
            <text:p>of the grist for dark beers, such as Amber,</text:p>
            <text:p>Ale, Dark Ale, Stout or Porter.</text:p>
            <text:p>Description:</text:p>
            <text:p>GoldSwaen©Aroma intensifies the beer’s</text:p>
            <text:p>body and its smoothness, promotes head</text:p>
            <text:p>formation and retention. Caramel malts are</text:p>
            <text:p>produced in several colour stages. They</text:p>
            <text:p>make a considerable contribution to the</text:p>
            <text:p>palate fullness and body, intensification of</text:p>
            <text:p>the malt aroma, the full taste and colour</text:p>
            <text:p>and better head retention.</text:p>
            <text:p>By the special production procedure</text:p>
            <text:p>GoldSwaen©Aroma has a dark-reddish</text:p>
            <text:p>shine and a typical aroma which serves to</text:p>
            <text:p>intensify and stabilise the flavour. Provides</text:p>
            <text:p>a rich malty aroma and flavour to Amber</text:p>
            <text:p>and dark Lager beers. Compared to other</text:p>
            <text:p>traditional coloured malts, GoldSwaen©</text:p>
            <text:p>Aroma is a real spice for your beer.</text:p>
            <text:p>Results:</text:p>
            <text:p>Gives fuller body, mild notes of nuts,</text:p>
            <text:p>caramel, and fruits. Improved malt aroma,</text:p>
            <text:p>deep saturated red colour.</text:p>
            <text:p>Rate:</text:p>
            <text:p>Up to 1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GOLDSWAEN©AMBER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9/GoldSwaen%C2%A9Amber.pdf</text:p>
          </table:table-cell>
          <table:table-cell office:value-type="string" calcext:value-type="string">
            <text:p>Usage:</text:p>
            <text:p>Pilsner, light beers, red beers, alcohol</text:p>
            <text:p>reduced beers, Bockbier, export beers,</text:p>
            <text:p>special beers, dark beers.</text:p>
            <text:p>Description:</text:p>
            <text:p>Has reddish shine and typical aroma which</text:p>
            <text:p>serves to intensify and stabilise the flavour.</text:p>
            <text:p>Intensifies the beer’s body and its</text:p>
            <text:p>smoothness, promotes head formation and</text:p>
            <text:p>retention. Caramel malts are produced in</text:p>
            <text:p>several colour stages.</text:p>
            <text:p>They make a considerable contribution to</text:p>
            <text:p>the palate fullness and body, intensification</text:p>
            <text:p>of the malt aroma, the full taste and colour</text:p>
            <text:p>and better head retention.</text:p>
            <text:p>Results:</text:p>
            <text:p>Full red colour, improved flavour stability</text:p>
            <text:p>and fullness, notes of toffee and bread.</text:p>
            <text:p>Rate:</text:p>
            <text:p>Up to 3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BLACKSWAEN©OA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Avoine rôtie</text:p>
          </table:table-cell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oin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21/04/BlackSwaen%C2%A9Oat.pdf</text:p>
          </table:table-cell>
          <table:table-cell office:value-type="string" calcext:value-type="string">
            <text:p>Usage:</text:p>
            <text:p>Special beers, dark beers, stouts,</text:p>
            <text:p>porters, other robust British ales.</text:p>
            <text:p>Description:</text:p>
            <text:p>Malted oats. Intense range of</text:p>
            <text:p>chocolate, coffee flavours, with the</text:p>
            <text:p>slightly burnt, roasty malt aroma.</text:p>
            <text:p>Results:</text:p>
            <text:p>Smooth chocolate, burnt and</text:p>
            <text:p>astringent aroma and taste.</text:p>
            <text:p>Rate:</text:p>
            <text:p>Up to 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BLACKSWAEN©SPE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lé rôti</text:p>
          </table:table-cell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Épeautr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21/04/BlackSwaen%C2%A9Spelt.pdf</text:p>
          </table:table-cell>
          <table:table-cell office:value-type="string" calcext:value-type="string">
            <text:p>Usage:</text:p>
            <text:p>Special beers, wheat beers, dark ale,</text:p>
            <text:p>porters, stouts.</text:p>
            <text:p>Description:</text:p>
            <text:p>Fine combination of typical spelt and</text:p>
            <text:p>malt aromas. Intense range of</text:p>
            <text:p>chocolate, coffee and slightly burnt</text:p>
            <text:p>flavours, less astringent than other black</text:p>
            <text:p>malts</text:p>
            <text:p>Results:</text:p>
            <text:p>Smooth Chocolate, Coffee flavour.</text:p>
            <text:p>Rate:</text:p>
            <text:p>Up to 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BLACKSWAEN©RYE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Sègle rôti</text:p>
          </table:table-cell>
          <table:table-cell office:value-type="float" office:value="1000" calcext:value-type="float">
            <text:p>1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eigl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21/04/BlackSwaen%C2%A9Rye.pdf</text:p>
          </table:table-cell>
          <table:table-cell office:value-type="string" calcext:value-type="string">
            <text:p>Usage:</text:p>
            <text:p>Special beers, dark wheat beers,</text:p>
            <text:p>dark beers, stouts, porters, ales, special</text:p>
            <text:p>IPA’s.</text:p>
            <text:p>Description:</text:p>
            <text:p>Malted rye. Intense range of</text:p>
            <text:p>chocolate, coffee and slightly burnt</text:p>
            <text:p>flavours, less astringent than other black</text:p>
            <text:p>malts.</text:p>
            <text:p>Results:</text:p>
            <text:p>Smooth Chocolate, Coffee flavour.</text:p>
            <text:p>Rate:Usage:</text:p>
            <text:p>Special beers, dark wheat beers,</text:p>
            <text:p>dark beers, stouts, porters, ales, special</text:p>
            <text:p>IPA’s.</text:p>
            <text:p>Description:</text:p>
            <text:p>Malted rye. Intense range of</text:p>
            <text:p>chocolate, coffee and slightly burnt</text:p>
            <text:p>flavours, less astringent than other black</text:p>
            <text:p>malts.</text:p>
            <text:p>Results:</text:p>
            <text:p>Smooth Chocolate, Coffee flavour.</text:p>
            <text:p>Rate:</text:p>
            <text:p>Up to 5%</text:p>
            <text:p>Up to 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BLACKSWAEN©COFFEE LIGHT W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lé rôti</text:p>
          </table:table-cell>
          <table:table-cell office:value-type="float" office:value="400" calcext:value-type="float">
            <text:p>4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7/01/BlackSwaen%C2%A9Coffee-Light-W.pdf</text:p>
          </table:table-cell>
          <table:table-cell office:value-type="string" calcext:value-type="string">
            <text:p>Usage:</text:p>
            <text:p>Schwarzbier , dark beers, Stout, Porter,</text:p>
            <text:p>Ale, Bockbier, Altbier, dark wheat beers, all</text:p>
            <text:p>beer types for coloring.</text:p>
            <text:p>Description:</text:p>
            <text:p>BlackSwaen©Coffee Light W imparts a</text:p>
            <text:p>nutty and creamy taste to reach a mild</text:p>
            <text:p>coffee flavour and aroma to beers, brings</text:p>
            <text:p>a “coffee” note in Stouts and Porters. Adds</text:p>
            <text:p>a smooth mouth feel and complexity to any</text:p>
            <text:p>dark Ale without any malt bitterness.</text:p>
            <text:p>Reinforces the colour of the beer. Crafted</text:p>
            <text:p>for unmistakable notes to your special</text:p>
            <text:p>beers.</text:p>
            <text:p>Results:</text:p>
            <text:p>Improved colour as well as intensified</text:p>
            <text:p>aroma of dark, top fermented beers. Slight</text:p>
            <text:p>roast aroma.</text:p>
            <text:p>Rate:</text:p>
            <text:p>Up to 1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BLACKSWAEN©BLACK EXTRA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Orge rôtie</text:p>
          </table:table-cell>
          <table:table-cell office:value-type="float" office:value="1375" calcext:value-type="float">
            <text:p>137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7/01/BlackSwaen%C2%A9Black-Extra.pdf</text:p>
          </table:table-cell>
          <table:table-cell office:value-type="string" calcext:value-type="string">
            <text:p>Usage:</text:p>
            <text:p>Schwarzbier, dark beers, Stout, Porter, Ale</text:p>
            <text:p>beer, Bockbier, Altbier, all beer types for</text:p>
            <text:p>colouring.</text:p>
            <text:p>Description:</text:p>
            <text:p>BlackSwaen©Black Extra is our darkest</text:p>
            <text:p>roasted malt. Brings special character for</text:p>
            <text:p>your beer. Enhances the aroma of beers</text:p>
            <text:p>by producing a more determinative flavour</text:p>
            <text:p>than other coloured malts. Imparts a slight</text:p>
            <text:p>burnt or smoky flavour.</text:p>
            <text:p>You just found the black diamond!</text:p>
            <text:p>Results:</text:p>
            <text:p>Adds aroma, colour and body, with a mild</text:p>
            <text:p>smooth flavour.</text:p>
            <text:p>Rate:</text:p>
            <text:p>Up to 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BLACKSWAEN©BLACK W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lé rôti</text:p>
          </table:table-cell>
          <table:table-cell office:value-type="float" office:value="1125" calcext:value-type="float">
            <text:p>112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7/01/BlackSwaen%C2%A9Black-W.pdf</text:p>
          </table:table-cell>
          <table:table-cell office:value-type="string" calcext:value-type="string">
            <text:p>Usage:</text:p>
            <text:p>Schwarzbier, dark beer, Stout, Porter, Ale</text:p>
            <text:p>beer, Bockbier, Altbier, dark wheat beers,</text:p>
            <text:p>all beer types for coloruation.</text:p>
            <text:p>Description:</text:p>
            <text:p>BlackSwaen©Black W roasted wheat malt</text:p>
            <text:p>is for top fermented beers, used in amounts</text:p>
            <text:p>of 1% for Altbier or dark wheat beers.</text:p>
            <text:p>To enhance colour and mild toast hints,</text:p>
            <text:p>meanwhile gives better head retention and</text:p>
            <text:p>body. For real specialties in a special way.</text:p>
            <text:p>Results:</text:p>
            <text:p>Improved colour as well as intensified</text:p>
            <text:p>aroma of dark, top fermented beers. Slight</text:p>
            <text:p>roast aroma.</text:p>
            <text:p>Rate:</text:p>
            <text:p>Up to 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BLACKSWAEN©HONEY BISCUI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Amber|Biscuit|Victory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11/BlackSwaen%C2%A9Honey-Biscuit.pdf</text:p>
          </table:table-cell>
          <table:table-cell office:value-type="string" calcext:value-type="string">
            <text:p>Usage:</text:p>
            <text:p>Belgian style Blondes and Triples, Ale and</text:p>
            <text:p>Brown Ale. Seasonal autumn and winter</text:p>
            <text:p>beers, barrel aged Ale.</text:p>
            <text:p>Description:</text:p>
            <text:p>Distinguishes well balanced flavour and</text:p>
            <text:p>aroma profile. The typical dry biscuit</text:p>
            <text:p>combined with sweet malty and honey taste</text:p>
            <text:p>with a touch of chocolate.</text:p>
            <text:p>Results:</text:p>
            <text:p>The distinged aromas and flavours add</text:p>
            <text:p>extra complexity to the different beer styles.</text:p>
            <text:p>Rate:</text:p>
            <text:p>Up to 2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BLACKSWAEN©BISCUI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Amber|Biscuit|Victory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9/BlackSwaen%C2%A9Biscuit.pdf</text:p>
          </table:table-cell>
          <table:table-cell office:value-type="string" calcext:value-type="string">
            <text:p>Usage:</text:p>
            <text:p>Pilsners, Lagers, Ales, Kölsch, light beers,</text:p>
            <text:p>export beers, special beers, all other beers.</text:p>
            <text:p>Description:</text:p>
            <text:p>Obvious choice for colouring and malty</text:p>
            <text:p>flavours, for every type of beer. Strong,</text:p>
            <text:p>sweet malt flavour, and sufficient enzymatic</text:p>
            <text:p>power. Gives the flavour of specialty malts,</text:p>
            <text:p>especially biscuit hints. Also imparts bread</text:p>
            <text:p>aroma and taste.</text:p>
            <text:p>Results:</text:p>
            <text:p>Strong, sweet malt flavour, golden hue</text:p>
            <text:p>produces excellent Pilsners, Lagers, Ales.</text:p>
            <text:p>Rate:</text:p>
            <text:p>Up to 2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BLACKSWAEN©COFFEE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Orge rôtie</text:p>
          </table:table-cell>
          <table:table-cell office:value-type="float" office:value="750" calcext:value-type="float">
            <text:p>75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9/BlackSwaen%C2%A9Coffee.pdf</text:p>
          </table:table-cell>
          <table:table-cell office:value-type="string" calcext:value-type="string">
            <text:p>Usage:</text:p>
            <text:p>Stouts, Porters, Scottish Ale, dark Belgian</text:p>
            <text:p>style beers, slightly in brown Ales for hints</text:p>
            <text:p>of fresh roasted coffee.</text:p>
            <text:p>Description:</text:p>
            <text:p>BlackSwaen©Coffee imparts a nutty and</text:p>
            <text:p>creamy taste to reach coffee flavour and</text:p>
            <text:p>aroma to beers. Adds a smooth mouth feel</text:p>
            <text:p>and complexity to any dark Ale.</text:p>
            <text:p>Reinforces the colour of the beer. Crafted</text:p>
            <text:p>for unmistakable notes to your special</text:p>
            <text:p>beers. Brings in a “coffee” note to Stouts</text:p>
            <text:p>and Porters.</text:p>
            <text:p>Results:</text:p>
            <text:p>Aroma of dark top fermented beers,</text:p>
            <text:p>improved colour.</text:p>
            <text:p>Rate:</text:p>
            <text:p>Up to 1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BLACKSWAEN©CHOCOLATE W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hocolat</text:p>
          </table:table-cell>
          <table:table-cell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9/BlackSwaen%C2%A9Chocolate-W.pdf</text:p>
          </table:table-cell>
          <table:table-cell office:value-type="string" calcext:value-type="string">
            <text:p>Usage:</text:p>
            <text:p>Schwarzbier, dark beers, Stout, Porter, Ale,</text:p>
            <text:p>Bockbier, Altbier, dark wheat beers, all</text:p>
            <text:p>beer types for colouring.</text:p>
            <text:p>Description:</text:p>
            <text:p>BlackSwaen©Chocolate W roasted wheat</text:p>
            <text:p>malt is for top fermented beers, used in</text:p>
            <text:p>amounts of 1% for Altbier or dark wheat</text:p>
            <text:p>beers. To enhance colour and mild toast</text:p>
            <text:p>hints. For real specialties, in a special way.</text:p>
            <text:p>Results:</text:p>
            <text:p>Improved colour as well as intensified</text:p>
            <text:p>aroma of dark, top fermented beers. Slight</text:p>
            <text:p>roast aroma.</text:p>
            <text:p>Rate:</text:p>
            <text:p>Up to 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BLACKSWAEN©CHOCOLATE B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hocolat</text:p>
          </table:table-cell>
          <table:table-cell office:value-type="float" office:value="900" calcext:value-type="float">
            <text:p>9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9/BlackSwaen%C2%A9Chocolate-B.pdf</text:p>
          </table:table-cell>
          <table:table-cell office:value-type="string" calcext:value-type="string">
            <text:p>Usage:</text:p>
            <text:p>Schwarzbier, dark beers, Stout, Porter, Ale</text:p>
            <text:p>beer, Bockbier, Altbier, all beer types for</text:p>
            <text:p>colouring.</text:p>
            <text:p>Description:</text:p>
            <text:p>BlackSwaen©Chocolate B brings deeper</text:p>
            <text:p>aroma as well as beer colour for dark</text:p>
            <text:p>beers. A highly roasted malt with a deep</text:p>
            <text:p>brown colour. Used to adjust the colour of</text:p>
            <text:p>beer and imparts a nutty, toasted flavour.</text:p>
            <text:p>Provides a less bitter flavour than</text:p>
            <text:p>BlackSwaen©Black malt and it also has</text:p>
            <text:p>lighter colour, because it is roasted for</text:p>
            <text:p>shorter period of time and at lower</text:p>
            <text:p>temperatures.</text:p>
            <text:p>Results:</text:p>
            <text:p>Deeper aroma and colour of dark beers.</text:p>
            <text:p>Smoky notes.</text:p>
            <text:p>Rate:</text:p>
            <text:p>Up to 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BLACKSWAEN©BLACK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Malt noir</text:p>
          </table:table-cell>
          <table:table-cell office:value-type="float" office:value="1125" calcext:value-type="float">
            <text:p>112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9/BlackSwaen%C2%A9Black.pdf</text:p>
          </table:table-cell>
          <table:table-cell office:value-type="string" calcext:value-type="string">
            <text:p>Usage:</text:p>
            <text:p>Schwarzbier, dark beers, Stout, Porter, Ale,</text:p>
            <text:p>Bockbier, Altbier, all beer types for colouring.</text:p>
            <text:p>Description:</text:p>
            <text:p>BlackSwaen©Black brings special character</text:p>
            <text:p>for your beer. Enhances the aroma of</text:p>
            <text:p>beers by producing a more determinative</text:p>
            <text:p>flavour than other coloured malts. Imparts a</text:p>
            <text:p>slight burnt or smoky flavour.</text:p>
            <text:p>Results:</text:p>
            <text:p>Adds aroma, colour and body, with a mild</text:p>
            <text:p>smooth flavour.</text:p>
            <text:p>Rate:</text:p>
            <text:p>Up to 5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BLACKSWAEN©BARLEY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Malt noir</text:p>
          </table:table-cell>
          <table:table-cell office:value-type="float" office:value="1125" calcext:value-type="float">
            <text:p>112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theswaen.com/wp-content/uploads/2015/09/BlackSwaen%C2%A9Barley-1.pdf</text:p>
          </table:table-cell>
          <table:table-cell office:value-type="string" calcext:value-type="string">
            <text:p>Usage:</text:p>
            <text:p>Schwarzbier, Stout, Porter, Ales, Bockbier,</text:p>
            <text:p>Altbier, dark beers, all beer types for</text:p>
            <text:p>colouring.</text:p>
            <text:p>Description:</text:p>
            <text:p>BlackSwaen©Barley imparts the typical</text:p>
            <text:p>roasty aroma. Perfect for colouring.</text:p>
            <text:p>Results:</text:p>
            <text:p>Typical roasty aroma. Enhances deeper</text:p>
            <text:p>colour.</text:p>
            <text:p>Rate:</text:p>
            <text:p>Up to 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phpMyAdmin 5.2.1-1.fc38</meta:initial-creator>
    <meta:creation-date>2023-07-27T05:26:30+00:00</meta:creation-date>
    <dc:date>2023-07-27T07:28:43.879396043</dc:date>
    <meta:editing-duration>PT1M43S</meta:editing-duration>
    <meta:editing-cycles>1</meta:editing-cycles>
    <meta:document-statistic meta:table-count="1" meta:cell-count="572" meta:object-count="0"/>
  </office:meta>
</office:document-meta>
</file>